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b9bd5" draw:opacity="100%" draw:shadow="hidden"/>
    </style:style>
    <style:style style:name="gr2" style:family="graphic" style:parent-style-name="standard">
      <style:graphic-properties draw:stroke="solid" svg:stroke-width="0.071cm" svg:stroke-color="#ffffff" draw:fill="none" fo:padding-top="0.16cm" fo:padding-bottom="0.16cm" fo:padding-left="0.285cm" fo:padding-right="0.285cm" draw:shadow="hidden"/>
    </style:style>
    <style:style style:name="gr3" style:family="graphic" style:parent-style-name="standard">
      <style:graphic-properties draw:stroke="solid" svg:stroke-width="0.071cm" svg:stroke-color="#ffffff" svg:stroke-opacity="0%" draw:fill="none" fo:padding-top="0.16cm" fo:padding-bottom="0.16cm" fo:padding-left="0.285cm" fo:padding-right="0.285cm" draw:shadow="hidden"/>
    </style:style>
    <style:style style:name="gr4" style:family="graphic" style:parent-style-name="standard">
      <style:graphic-properties draw:stroke="none" svg:stroke-opacity="0%" draw:fill="none" fo:min-height="2.543cm" fo:min-width="2.54cm" fo:padding-top="0.102cm" fo:padding-bottom="0.102cm" fo:padding-left="0.102cm" fo:padding-right="0.102cm"/>
    </style:style>
    <style:style style:name="gr5" style:family="graphic" style:parent-style-name="standard">
      <style:graphic-properties draw:stroke="none" svg:stroke-opacity="0%" draw:fill="none" fo:min-height="2.286cm" fo:min-width="2.54cm" fo:padding-top="0.102cm" fo:padding-bottom="0.102cm" fo:padding-left="0.102cm" fo:padding-right="0.102cm"/>
    </style:style>
    <style:style style:name="gr6" style:family="graphic" style:parent-style-name="standard">
      <style:graphic-properties draw:stroke="none" svg:stroke-opacity="0%" draw:fill="none" fo:min-height="2.693cm" fo:min-width="2.54cm" fo:padding-top="0.102cm" fo:padding-bottom="0.102cm" fo:padding-left="0.102cm" fo:padding-right="0.102cm"/>
    </style:style>
    <style:style style:name="gr7" style:family="graphic" style:parent-style-name="standard">
      <style:graphic-properties draw:stroke="none" svg:stroke-opacity="0%" draw:fill="none" fo:min-height="1.789cm" fo:min-width="2.54cm" fo:padding-top="0.102cm" fo:padding-bottom="0.102cm" fo:padding-left="0.102cm" fo:padding-right="0.102cm"/>
    </style:style>
    <style:style style:name="gr8" style:family="graphic" style:parent-style-name="standard">
      <style:graphic-properties draw:stroke="solid" svg:stroke-width="0.071cm" svg:stroke-color="#ffffff" svg:stroke-opacity="100%" draw:fill="none" fo:padding-top="0.16cm" fo:padding-bottom="0.16cm" fo:padding-left="0.285cm" fo:padding-right="0.285cm" draw:shadow="hidden"/>
    </style:style>
    <style:style style:name="gr9" style:family="graphic" style:parent-style-name="standard">
      <style:graphic-properties draw:stroke="none" svg:stroke-opacity="0%" draw:fill="none" fo:min-height="1.666cm" fo:min-width="2.54cm" fo:padding-top="0.102cm" fo:padding-bottom="0.102cm" fo:padding-left="0.102cm" fo:padding-right="0.102cm"/>
    </style:style>
    <style:style style:name="gr10" style:family="graphic" style:parent-style-name="standard">
      <style:graphic-properties draw:stroke="none" svg:stroke-opacity="0%" draw:fill="none" fo:min-height="2.351cm" fo:min-width="2.54cm" fo:padding-top="0.102cm" fo:padding-bottom="0.102cm" fo:padding-left="0.102cm" fo:padding-right="0.102cm"/>
    </style:style>
    <style:style style:name="gr11" style:family="graphic" style:parent-style-name="standard">
      <style:graphic-properties draw:stroke="none" svg:stroke-opacity="0%" draw:fill="none" fo:min-height="0.93cm" fo:min-width="2.54cm" fo:padding-top="0.102cm" fo:padding-bottom="0.102cm" fo:padding-left="0.102cm" fo:padding-right="0.102cm"/>
    </style:style>
    <style:style style:name="gr12" style:family="graphic" style:parent-style-name="standard">
      <style:graphic-properties draw:stroke="none" draw:fill="none" fo:min-height="18.256cm" fo:min-width="2.54cm" fo:padding-top="0.102cm" fo:padding-bottom="0.102cm" fo:padding-left="0.102cm" fo:padding-right="0.102cm"/>
    </style:style>
    <style:style style:name="P1" style:family="paragraph">
      <loext:graphic-properties draw:fill="solid" draw:fill-color="#5b9bd5" draw:opacity="100%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style:font-name="Calibri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Calibri"/>
    </style:style>
    <style:style style:name="P6" style:family="paragraph">
      <loext:graphic-properties draw:fill="none"/>
      <style:paragraph-properties fo:text-align="start"/>
    </style:style>
    <style:style style:name="T1" style:family="text">
      <style:text-properties fo:color="#ffffff" style:font-name="Calibri" fo:font-size="36pt" fo:language="fr" fo:country="FR" style:font-name-asian="Calibri1" style:font-size-asian="36pt" style:font-name-complex="Calibri1" style:font-size-complex="36pt"/>
    </style:style>
    <style:style style:name="T2" style:family="text">
      <style:text-properties fo:color="#ffffff" style:font-name="Calibri" fo:font-size="36pt" fo:language="el" fo:country="GR" style:font-name-asian="Calibri1" style:font-size-asian="36pt" style:font-name-complex="Calibri1" style:font-size-complex="36pt"/>
    </style:style>
    <style:style style:name="T3" style:family="text">
      <style:text-properties fo:color="#ffffff" style:text-position="-33% 58%" style:font-name="Calibri" fo:font-size="36pt" fo:language="fr" fo:country="FR" style:font-name-asian="Calibri1" style:font-size-asian="36pt" style:font-name-complex="Calibri1" style:font-size-complex="36pt"/>
    </style:style>
    <style:style style:name="T4" style:family="text">
      <style:text-properties fo:color="#ffffff" style:font-name="Calibri1" fo:font-size="40pt" fo:language="fr" fo:country="FR" style:font-name-asian="Calibri1" style:font-size-asian="40pt" style:font-name-complex="Calibri1" style:font-size-complex="40pt"/>
    </style:style>
    <style:style style:name="T5" style:family="text">
      <style:text-properties fo:color="#ffffff" style:text-position="-33% 58%" style:font-name="Calibri1" fo:font-size="40pt" fo:language="fr" fo:country="FR" style:font-name-asian="Calibri1" style:font-size-asian="40pt" style:font-name-complex="Calibri1" style:font-size-complex="40pt"/>
    </style:style>
    <style:style style:name="T6" style:family="text">
      <style:text-properties fo:color="#ffffff" style:font-name="Calibri1" fo:font-size="48pt" fo:language="fr" fo:country="FR" style:font-name-asian="Calibri1" style:font-size-asian="48pt" style:font-name-complex="Calibri1" style:font-size-complex="48pt"/>
    </style:style>
    <style:style style:name="T7" style:family="text">
      <style:text-properties fo:color="#ffffff" style:font-name="Calibri1" fo:font-size="36pt" fo:language="fr" fo:country="FR" style:font-name-asian="Calibri1" style:font-size-asian="36pt" style:font-name-complex="Calibri1" style:font-size-complex="36pt"/>
    </style:style>
    <style:style style:name="T8" style:family="text">
      <style:text-properties fo:color="#ffffff" style:font-name="Calibri1" fo:font-size="16pt" fo:language="fr" fo:country="FR" style:font-name-asian="Calibri1" style:font-size-asian="16pt" style:font-name-complex="Calibri1" style:font-size-complex="16pt"/>
    </style:style>
    <style:style style:name="T9" style:family="text">
      <style:text-properties fo:color="#ffffff" style:font-name="Calibri1" fo:font-size="36pt" fo:language="el" fo:country="GR" style:font-name-asian="Calibri1" style:font-size-asian="36pt" style:font-name-complex="Calibri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ath draw:style-name="gr1" draw:text-style-name="P1" draw:layer="layout" svg:width="10.661cm" svg:height="10.173cm" svg:x="9.639cm" svg:y="4.914cm" svg:viewBox="0 0 10662 10174" svg:d="M10662 5087c0 937-224 1733-714 2544-491 811-1102 1394-1951 1862-850 468-1685 681-2666 681s-1816-213-2665-681c-850-468-1461-1051-1952-1862-490-811-714-1607-714-2544s224-1733 714-2544c491-811 1102-1394 1951-1862 850-468 1685-681 2666-681s1816 213 2665 681c850 468 1461 1051 1952 1862 490 811 714 1607 714 2544zM10662 5087z">
            <text:p/>
          </draw:path>
          <draw:path draw:style-name="gr2" draw:text-style-name="P2" draw:layer="layout" svg:width="10.661cm" svg:height="10.173cm" svg:x="9.639cm" svg:y="4.914cm" svg:viewBox="0 0 10662 10174" svg:d="M10662 5087c0 937-224 1733-714 2544-491 811-1102 1394-1951 1862-850 468-1685 681-2666 681s-1816-213-2665-681c-850-468-1461-1051-1952-1862-490-811-714-1607-714-2544s224-1733 714-2544c491-811 1102-1394 1951-1862 850-468 1685-681 2666-681s1816 213 2665 681c850 468 1461 1051 1952 1862 490 811 714 1607 714 2544z">
            <text:p/>
          </draw:path>
        </draw:g>
        <draw:line draw:style-name="gr2" draw:text-style-name="P2" draw:layer="layout" svg:x1="14.936cm" svg:y1="15.117cm" svg:x2="15.004cm" svg:y2="4.856cm">
          <text:p/>
        </draw:line>
        <draw:g>
          <draw:polygon draw:style-name="gr3" draw:text-style-name="P3" draw:layer="layout" svg:width="9.643cm" svg:height="1.773cm" svg:x="9.856cm" svg:y="1.235cm" svg:viewBox="0 0 9644 1774" draw:points="0,0 9644,0 9644,1774 0,1774">
            <text:p/>
          </draw:polygon>
          <draw:frame draw:style-name="gr4" draw:text-style-name="P5" draw:layer="layout" svg:width="9.643cm" svg:height="2.747cm" svg:x="9.856cm" svg:y="1.305cm">
            <draw:text-box>
              <text:p text:style-name="P4"><text:span text:style-name="T1">z = </text:span><text:span text:style-name="T2">Σ</text:span><text:span text:style-name="T1">(w</text:span><text:span text:style-name="T3">n</text:span><text:span text:style-name="T1">*i</text:span><text:span text:style-name="T3">n</text:span><text:span text:style-name="T1">) + b </text:span></text:p>
            </draw:text-box>
          </draw:frame>
        </draw:g>
        <draw:g>
          <draw:polygon draw:style-name="gr3" draw:text-style-name="P3" draw:layer="layout" svg:width="2.807cm" svg:height="2.565cm" svg:x="3.343cm" svg:y="8.991cm" svg:viewBox="0 0 2808 2566" draw:points="0,0 2808,0 2808,2566 0,2566">
            <text:p/>
          </draw:polygon>
          <draw:frame draw:style-name="gr5" draw:text-style-name="P5" draw:layer="layout" svg:width="2.807cm" svg:height="2.49cm" svg:x="3.343cm" svg:y="9.064cm">
            <draw:text-box>
              <text:p text:style-name="P4"><text:span text:style-name="T4">i</text:span><text:span text:style-name="T5">2</text:span><text:span text:style-name="T6"> </text:span></text:p>
            </draw:text-box>
          </draw:frame>
        </draw:g>
        <draw:g>
          <draw:polygon draw:style-name="gr3" draw:text-style-name="P3" draw:layer="layout" svg:width="2.707cm" svg:height="2.972cm" svg:x="3.343cm" svg:y="12.086cm" svg:viewBox="0 0 2708 2973" draw:points="0,0 2708,0 2708,2973 0,2973">
            <text:p/>
          </draw:polygon>
          <draw:frame draw:style-name="gr6" draw:text-style-name="P5" draw:layer="layout" svg:width="2.707cm" svg:height="2.897cm" svg:x="3.343cm" svg:y="12.161cm">
            <draw:text-box>
              <text:p text:style-name="P4"><text:span text:style-name="T4">i</text:span><text:span text:style-name="T5">3</text:span><text:span text:style-name="T6"> </text:span></text:p>
            </draw:text-box>
          </draw:frame>
        </draw:g>
        <draw:g>
          <draw:polygon draw:style-name="gr3" draw:text-style-name="P2" draw:layer="layout" svg:width="2.373cm" svg:height="2.038cm" svg:x="3.343cm" svg:y="6.2cm" svg:viewBox="0 0 2374 2039" draw:points="0,0 2374,0 2374,2039 0,2039">
            <text:p/>
          </draw:polygon>
          <draw:frame draw:style-name="gr7" draw:text-style-name="P6" draw:layer="layout" svg:width="2.373cm" svg:height="2.143cm" svg:x="3.343cm" svg:y="6.275cm">
            <draw:text-box>
              <text:p text:style-name="P4"><text:span text:style-name="T4">i</text:span><text:span text:style-name="T5">1</text:span><text:span text:style-name="T6"> </text:span></text:p>
            </draw:text-box>
          </draw:frame>
        </draw:g>
        <draw:line draw:style-name="gr8" draw:text-style-name="P3" draw:layer="layout" svg:x1="4.543cm" svg:y1="7.195cm" svg:x2="9.758cm" svg:y2="8.666cm">
          <text:p/>
        </draw:line>
        <draw:line draw:style-name="gr2" draw:text-style-name="P2" draw:layer="layout" svg:x1="4.76cm" svg:y1="10.054cm" svg:x2="9.674cm" svg:y2="9.986cm">
          <text:p/>
        </draw:line>
        <draw:line draw:style-name="gr2" draw:text-style-name="P2" draw:layer="layout" svg:x1="4.743cm" svg:y1="13.162cm" svg:x2="9.65cm" svg:y2="11.077cm">
          <text:p/>
        </draw:line>
        <draw:g>
          <draw:polygon draw:style-name="gr3" draw:text-style-name="P3" draw:layer="layout" svg:width="9.291cm" svg:height="1.94cm" svg:x="13.098cm" svg:y="17.79cm" svg:viewBox="0 0 9292 1941" draw:points="0,0 9292,0 9292,1941 0,1941">
            <text:p/>
          </draw:polygon>
          <draw:frame draw:style-name="gr9" draw:text-style-name="P5" draw:layer="layout" svg:width="9.291cm" svg:height="1.87cm" svg:x="13.098cm" svg:y="17.86cm">
            <draw:text-box>
              <text:p text:style-name="P4"><text:span text:style-name="T7">y = Activation(z) </text:span></text:p>
            </draw:text-box>
          </draw:frame>
        </draw:g>
        <draw:g>
          <draw:polygon draw:style-name="gr3" draw:text-style-name="P3" draw:layer="layout" svg:width="3.209cm" svg:height="2.625cm" svg:x="24.528cm" svg:y="8.67cm" svg:viewBox="0 0 3210 2626" draw:points="0,0 3210,0 3210,2626 0,2626">
            <text:p/>
          </draw:polygon>
          <draw:frame draw:style-name="gr10" draw:text-style-name="P5" draw:layer="layout" svg:width="3.209cm" svg:height="2.555cm" svg:x="24.528cm" svg:y="8.74cm">
            <draw:text-box>
              <text:p text:style-name="P4"><text:span text:style-name="T6">y </text:span></text:p>
            </draw:text-box>
          </draw:frame>
        </draw:g>
        <draw:line draw:style-name="gr2" draw:text-style-name="P2" draw:layer="layout" svg:x1="20.351cm" svg:y1="9.971cm" svg:x2="24.128cm" svg:y2="9.936cm">
          <text:p/>
        </draw:line>
        <draw:line draw:style-name="gr2" draw:text-style-name="P2" draw:layer="layout" svg:x1="12.931cm" svg:y1="3.051cm" svg:x2="12.931cm" svg:y2="6.76cm">
          <text:p/>
        </draw:line>
        <draw:line draw:style-name="gr2" draw:text-style-name="P2" draw:layer="layout" svg:x1="17.56cm" svg:y1="17.941cm" svg:x2="17.628cm" svg:y2="13.495cm">
          <text:p/>
        </draw:line>
        <draw:g>
          <draw:polygon draw:style-name="gr3" draw:text-style-name="P3" draw:layer="layout" svg:width="3.309cm" svg:height="1.205cm" svg:x="6.016cm" svg:y="6.725cm" svg:viewBox="0 0 3310 1206" draw:points="0,0 3310,0 3310,1206 0,1206">
            <text:p/>
          </draw:polygon>
          <draw:frame draw:style-name="gr11" draw:text-style-name="P5" draw:layer="layout" svg:width="3.309cm" svg:height="1.134cm" svg:x="6.016cm" svg:y="6.796cm">
            <draw:text-box>
              <text:p text:style-name="P4"><text:span text:style-name="T8">W1 </text:span></text:p>
            </draw:text-box>
          </draw:frame>
        </draw:g>
        <draw:g>
          <draw:polygon draw:style-name="gr3" draw:text-style-name="P3" draw:layer="layout" svg:width="3.309cm" svg:height="1.205cm" svg:x="5.665cm" svg:y="9.082cm" svg:viewBox="0 0 3310 1206" draw:points="0,0 3310,0 3310,1206 0,1206">
            <text:p/>
          </draw:polygon>
          <draw:frame draw:style-name="gr11" draw:text-style-name="P5" draw:layer="layout" svg:width="3.309cm" svg:height="1.134cm" svg:x="5.665cm" svg:y="9.152cm">
            <draw:text-box>
              <text:p text:style-name="P4"><text:span text:style-name="T8">W2 </text:span></text:p>
            </draw:text-box>
          </draw:frame>
        </draw:g>
        <draw:g>
          <draw:polygon draw:style-name="gr3" draw:text-style-name="P3" draw:layer="layout" svg:width="3.309cm" svg:height="1.205cm" svg:x="5.665cm" svg:y="11.404cm" svg:viewBox="0 0 3310 1206" draw:points="0,0 3310,0 3310,1206 0,1206">
            <text:p/>
          </draw:polygon>
          <draw:frame draw:style-name="gr11" draw:text-style-name="P5" draw:layer="layout" svg:width="3.309cm" svg:height="1.134cm" svg:x="5.665cm" svg:y="11.475cm">
            <draw:text-box>
              <text:p text:style-name="P4"><text:span text:style-name="T8">W3 </text:span></text:p>
            </draw:text-box>
          </draw:frame>
        </draw:g>
      </draw:page>
      <draw:page draw:name="page2" draw:style-name="dp1" draw:master-page-name="PM1">
        <draw:frame draw:style-name="gr12" draw:text-style-name="P2" draw:layer="layout" svg:width="27.16cm" svg:height="18.46cm" svg:x="1.27cm" svg:y="1.27cm">
          <draw:text-box>
            <text:p text:style-name="P4"><text:span text:style-name="T7">z = </text:span><text:span text:style-name="T9">Σ</text:span><text:span text:style-name="T7">(wn*in) + b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30T16:46:03.487000000</dc:date>
    <meta:editing-duration>PT48S</meta:editing-duration>
    <meta:editing-cycles>2</meta:editing-cycles>
    <meta:generator>LibreOffice/6.0.7.3$Windows_X86_64 LibreOffice_project/dc89aa7a9eabfd848af146d5086077aeed2ae4a5</meta:generator>
    <meta:document-statistic meta:object-count="38"/>
  </office:meta>
</office:document-meta>
</file>